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 style:list-style-name="L1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sic Extras</text:h>
      <text:list xml:id="list7741251957374771643" text:style-name="L1">
        <text:list-item>
          <text:p text:style-name="P3">Implementar un límite de jugadores (se pueden leer los jugadores que hay en una sala, con lo que se puede limitar la entrada de X persona si ya hay Y personas en la sala).</text:p>
        </text:list-item>
        <text:list-item>
          <text:p text:style-name="P3">Implementar una pantalla durante la que se estará cargando la siguiente escena.</text:p>
        </text:list-item>
        <text:list-item>
          <text:p text:style-name="P3">Implementar demolición y muerte por equipos en forma de modo de juego seleccionable.</text:p>
        </text:list-item>
        <text:list-item>
          <text:p text:style-name="P3">Lobby</text:p>
          <text:list>
            <text:list-item>
              <text:p text:style-name="P3">de calentamiento?</text:p>
            </text:list-item>
            <text:list-item>
              <text:p text:style-name="P3">solo una sala de espera?</text:p>
            </text:list-item>
          </text:list>
        </text:list-item>
        <text:list-item>
          <text:p text:style-name="P3">Permitir borrado de usuarios</text:p>
        </text:list-item>
        <text:list-item>
          <text:p text:style-name="P3">Dar error de conexión en caso de falta de internet</text:p>
        </text:list-item>
        <text:list-item>
          <text:p text:style-name="P3">Varios mapas diferentes seleccionables</text:p>
          <text:list>
            <text:list-item>
              <text:p text:style-name="P3">por el creador de la sala?</text:p>
            </text:list-item>
            <text:list-item>
              <text:p text:style-name="P3">por votación de todos los jugadores?</text:p>
            </text:list-item>
            <text:list-item>
              <text:p text:style-name="P3">ambos de alguna manera?</text:p>
            </text:list-item>
          </text:list>
        </text:list-item>
        <text:list-item>
          <text:p text:style-name="P3">Estadisticas de jugador</text:p>
          <text:list>
            <text:list-item>
              <text:p text:style-name="P3">Nombre de usuario</text:p>
            </text:list-item>
            <text:list-item>
              <text:p text:style-name="P3">Correo</text:p>
            </text:list-item>
            <text:list-item>
              <text:p text:style-name="P3">Fecha de registro</text:p>
            </text:list-item>
            <text:list-item>
              <text:p text:style-name="P3">Partidas ganadas</text:p>
            </text:list-item>
            <text:list-item>
              <text:p text:style-name="P3">Partidas perdidas</text:p>
            </text:list-item>
            <text:list-item>
              <text:p text:style-name="P3">Partidas totales</text:p>
            </text:list-item>
          </text:list>
        </text:list-item>
      </text:list>
      <text:p text:style-name="P1"/>
      <text:list xml:id="list31610084" text:continue-numbering="true" text:style-name="L1">
        <text:list-item>
          <text:p text:style-name="P3">Implementación en Linux y Mac.</text:p>
        </text:list-item>
        <text:list-item>
          <text:p text:style-name="P3">Implementación de RESTful API para la base de datos.</text:p>
        </text:list-item>
        <text:list-item>
          <text:p text:style-name="P3">Listado de partidas con su correspondiente resultado.</text:p>
        </text:list-item>
      </text:list>
      <text:p text:style-name="P1"/>
      <text:h text:style-name="Heading_20_1" text:outline-level="1"/>
      <text:h text:style-name="P2" text:outline-level="1">Nice Extras</text:h>
      <text:list xml:id="list31631368" text:continue-numbering="true" text:style-name="L1">
        <text:list-item>
          <text:p text:style-name="P3">Chat</text:p>
        </text:list-item>
        <text:list-item>
          <text:p text:style-name="P3">Logros/Medallas</text:p>
        </text:list-item>
        <text:list-item>
          <text:p text:style-name="P3">Campo de prácticas</text:p>
          <text:list>
            <text:list-item>
              <text:p text:style-name="P3">campo aparte?</text:p>
            </text:list-item>
            <text:list-item>
              <text:p text:style-name="P3">permitir una partida con IA que no sume a las estadísticas?</text:p>
            </text:list-item>
            <text:list-item>
              <text:p text:style-name="P3">ambas?</text:p>
            </text:list-item>
          </text:list>
        </text:list-item>
        <text:list-item>
          <text:p text:style-name="P3">Moneda de juego</text:p>
          <text:list>
            <text:list-item>
              <text:p text:style-name="P3">premium?</text:p>
            </text:list-item>
            <text:list-item>
              <text:p text:style-name="P3">normal?</text:p>
            </text:list-item>
            <text:list-item>
              <text:p text:style-name="P3">ambas?</text:p>
            </text:list-item>
          </text:list>
        </text:list-item>
        <text:list-item>
          <text:p text:style-name="P3">Tienda de objetos (¿con moneda, con compras directas, o con ambas?)</text:p>
          <text:list>
            <text:list-item>
              <text:p text:style-name="P3">Mapas?</text:p>
            </text:list-item>
            <text:list-item>
              <text:p text:style-name="P3">Modos de juego?</text:p>
            </text:list-item>
            <text:list-item>
              <text:p text:style-name="P3">Skins?</text:p>
            </text:list-item>
            <text:list-item>
              <text:p text:style-name="P3">Armas?</text:p>
            </text:list-item>
            <text:list-item>
              <text:p text:style-name="P3">Funcionalidades?</text:p>
            </text:list-item>
            <text:list-item>
              <text:p text:style-name="P3">Cambio de nombre de usuario?</text:p>
            </text:list-item>
            <text:list-item>
              <text:p text:style-name="P3">Reseteo de estadísticas?</text:p>
            </text:list-item>
            <text:list-item>
              <text:p text:style-name="P3">Logros/medallas obtenidos?</text:p>
            </text:list-item>
          </text:list>
        </text:list-item>
        <text:list-item>
          <text:p text:style-name="P3">Sistema de XP y niveles</text:p>
        </text:list-item>
        <text:list-item>
          <text:p text:style-name="P3">Recompensas por</text:p>
          <text:list>
            <text:list-item>
              <text:p text:style-name="P3">partidas jugadas?</text:p>
            </text:list-item>
            <text:list-item>
              <text:p text:style-name="P3">ganadas?</text:p>
            </text:list-item>
            <text:list-item>
              <text:p text:style-name="P3">nivel?</text:p>
            </text:list-item>
            <text:list-item>
              <text:p text:style-name="P3">combinación de las tres?</text:p>
            </text:list-item>
          </text:list>
        </text:list-item>
        <text:list-item>
          <text:p text:style-name="P3">Añadir un boton de ajustes al menu principal </text:p>
          <text:list>
            <text:list-item>
              <text:p text:style-name="P3">Cambiar nombre de usuario</text:p>
            </text:list-item>
            <text:list-item>
              <text:p text:style-name="P3">Decidir si se muestran otros nombres de usuario</text:p>
            </text:list-item>
            <text:list-item>
              <text:p text:style-name="P3">Etc.</text:p>
            </text:list-item>
          </text:list>
        </text:list-item>
        <text:list-item>
          <text:p text:style-name="P3">Implementar penalizaciones por dejar una partida en pleno juego</text:p>
          <text:list>
            <text:list-item>
              <text:p text:style-name="P3">¿Poner una fecha de finalización que sea X tiempo tras salir de la partida, guardar esa fecha en la base de datos como "penalización actual" y acceder a ella para determinar si el jugador sigue penalizado o no?</text:p>
              <text:list>
                <text:list-item>
                  <text:p text:style-name="P3">¿Tabla de penalizaciones de relación un jugador a muchas penalizaciones, de forma que quede constancia de todas las penalizaciones de un jugador?</text:p>
                </text:list-item>
              </text:list>
            </text:list-item>
          </text:list>
        </text:list-item>
        <text:list-item>
          <text:p text:style-name="P3">Sistema de expulsión de jugadores</text:p>
          <text:list>
            <text:list-item>
              <text:p text:style-name="P3">por el host?</text:p>
            </text:list-item>
            <text:list-item>
              <text:p text:style-name="P3">por votación de todos los jugadores?</text:p>
            </text:list-item>
            <text:list-item>
              <text:p text:style-name="P3">por ambos (si el host lo echa o si todos votan a echarlo)?</text:p>
            </text:list-item>
          </text:list>
        </text:list-item>
        <text:list-item>
          <text:p text:style-name="P3">Implementar habilidades distintas y sistema de clases con distintos armamentos y habilidades?</text:p>
          <text:list>
            <text:list-item>
              <text:p text:style-name="P3">cada clase tiene sus habilidades y armas (pero sin dejar elegir qué armas o habilidades específicas)?</text:p>
            </text:list-item>
            <text:list-item>
              <text:p text:style-name="P3">Se permite la creación de "loadouts" personalizadas?</text:p>
            </text:list-item>
            <text:list-item>
              <text:p text:style-name="P3">Ambas al estilo The Finals (se permiten "loadouts", pero cada clase tiene sus armas y habilidades seleccionables)?</text:p>
            </text:list-item>
          </text:list>
        </text:list-item>
      </text:list>
      <text:h text:style-name="P2" text:outline-level="1">Extra Nice Extras</text:h>
      <text:list xml:id="list31623336" text:continue-numbering="true" text:style-name="L1">
        <text:list-item>
          <text:p text:style-name="P3">Destrucción procedural ( Paredes que se destruyan al estilo Battlefield/Rainbow Six Siege/The Finals )</text:p>
        </text:list-item>
        <text:list-item>
          <text:p text:style-name="P3">Modelos 3D con piernas y brazos (puede que personas).</text:p>
          <text:list>
            <text:list-item>
              <text:p text:style-name="P3">Pasos procedurales (que las piernas se queden a diferentes alturas según el terreno)</text:p>
            </text:list-item>
          </text:list>
        </text:list-item>
        <text:list-item>
          <text:p text:style-name="P3">Pantalla de marcadores de victorias de todos los jugadores existentes</text:p>
        </text:list-item>
        <text:list-item>
          <text:p text:style-name="P3">¿Hostear mi propio servidor de base de datos con una RaspberryPi?</text:p>
        </text:list-item>
        <text:list-item>
          <text:p text:style-name="P3">Implementación en Android.</text:p>
        </text:list-item>
        <text:list-item>
          <text:p text:style-name="P3">Ski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0M4S</meta:editing-duration>
    <meta:editing-cycles>158</meta:editing-cycles>
    <meta:generator>OpenOffice/4.1.15$Win32 OpenOffice.org_project/4115m2$Build-9813</meta:generator>
    <dc:date>2024-03-24T11:36:06.08</dc:date>
    <meta:document-statistic meta:table-count="0" meta:image-count="0" meta:object-count="0" meta:page-count="3" meta:paragraph-count="72" meta:word-count="512" meta:character-count="2817"/>
    <meta:user-defined meta:name="Info 1"/>
    <meta:user-defined meta:name="Info 2"/>
    <meta:user-defined meta:name="Info 3"/>
    <meta:user-defined meta:name="Info 4"/>
  </office:meta>
</office:document-meta>
</file>